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Preformatted_20_Text">
      <style:text-properties officeooo:rsid="000dee11" officeooo:paragraph-rsid="000dee11"/>
    </style:style>
    <style:style style:name="P2" style:family="paragraph" style:parent-style-name="Preformatted_20_Text">
      <style:paragraph-properties fo:margin-left="1.251cm" fo:margin-right="0cm" fo:text-indent="0cm" style:auto-text-indent="false"/>
      <style:text-properties officeooo:rsid="000dee11" officeooo:paragraph-rsid="000dee11"/>
    </style:style>
    <style:style style:name="P3" style:family="paragraph" style:parent-style-name="Preformatted_20_Text">
      <style:paragraph-properties fo:margin-left="1.251cm" fo:margin-right="0cm" fo:text-indent="0cm" style:auto-text-indent="false"/>
      <style:text-properties officeooo:rsid="000dee11" officeooo:paragraph-rsid="000dee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def charFreq(st):</text:p>
      <text:p text:style-name="Preformatted_20_Text"><text:s text:c="4"/>dt = {}</text:p>
      <text:p text:style-name="Preformatted_20_Text"><text:s text:c="4"/>for c in st:</text:p>
      <text:p text:style-name="Preformatted_20_Text"><text:s text:c="8"/>if c not in dt:</text:p>
      <text:p text:style-name="Preformatted_20_Text"><text:s text:c="12"/>dt[c] = 1</text:p>
      <text:p text:style-name="Preformatted_20_Text"><text:s text:c="8"/>else:</text:p>
      <text:p text:style-name="Preformatted_20_Text"><text:s text:c="12"/>dt[c] += 1</text:p>
      <text:p text:style-name="Preformatted_20_Text"></text:p>
      <text:p text:style-name="Preformatted_20_Text"><text:s text:c="4"/>return dt</text:p>
      <text:p text:style-name="Preformatted_20_Text"/>
      <text:p text:style-name="Preformatted_20_Text"/>
      <text:p text:style-name="P1">OUTPUT:</text:p>
      <text:p text:style-name="P1"><text:tab/>1. Check Palindrome</text:p>
      <text:p text:style-name="P1"><text:tab/>2. Standard name format</text:p>
      <text:p text:style-name="P1"><text:tab/>3. Character Frequency</text:p>
      <text:p text:style-name="P1"><text:tab/>4. find and replace word</text:p>
      <text:p text:style-name="P1"><text:tab/>5. case change</text:p>
      <text:p text:style-name="P1"><text:tab/>6. truncate space (remove extra spaces)</text:p>
      <text:p text:style-name="P1"><text:tab/>7. ASCII converion</text:p>
      <text:p text:style-name="P1"><text:tab/>8. Anagram</text:p>
      <text:p text:style-name="P1"><text:tab/>9. Word Frequency</text:p>
      <text:p text:style-name="P1"><text:tab/>10. ASCII to INT</text:p>
      <text:p text:style-name="P1"><text:tab/>11. Exit</text:p>
      <text:p text:style-name="P1"><text:tab/>Enter Option : 3</text:p>
      <text:p text:style-name="P1"><text:tab/>Enter a string : this is string </text:p>
      <text:p text:style-name="P1"><text:tab/>t occured 2 times</text:p>
      <text:p text:style-name="P1"><text:tab/>h occured 1 times</text:p>
      <text:p text:style-name="P1"><text:tab/>i occured 3 times</text:p>
      <text:p text:style-name="P1"><text:tab/>s occured 3 times</text:p>
      <text:p text:style-name="P1"><text:tab/> <text:s/>occured 2 times</text:p>
      <text:p text:style-name="P1"><text:tab/>r occured 1 times</text:p>
      <text:p text:style-name="P1"><text:tab/>n occured 1 times</text:p>
      <text:p text:style-name="P1"><text:tab/>g occured 1 times</text:p>
      <text:p text:style-name="Preformatted_20_Text"/>
      <text:p text:style-name="Preformatted_20_Text"/>
      <text:p text:style-name="Preformatted_20_Text"></text:p>
      <text:p text:style-name="Preformatted_20_Text">def wordFreq(st):</text:p>
      <text:p text:style-name="Preformatted_20_Text"><text:s text:c="4"/>dt = {}</text:p>
      <text:p text:style-name="Preformatted_20_Text"><text:s text:c="4"/>buffer = ''</text:p>
      <text:p text:style-name="Preformatted_20_Text"><text:s text:c="4"/>for i in range(len(st)):</text:p>
      <text:p text:style-name="Preformatted_20_Text"><text:s text:c="8"/>if not (st[i] == ' ' or st[i] == '.' or st[i] == ','):</text:p>
      <text:p text:style-name="Preformatted_20_Text"><text:s text:c="12"/>buffer += st[i]</text:p>
      <text:p text:style-name="Preformatted_20_Text"><text:s text:c="8"/>elif buffer != '':</text:p>
      <text:p text:style-name="Preformatted_20_Text"><text:s text:c="12"/>if not buffer in dt:</text:p>
      <text:p text:style-name="Preformatted_20_Text"><text:s text:c="16"/>dt[buffer] = 1</text:p>
      <text:p text:style-name="Preformatted_20_Text"><text:s text:c="12"/>else:</text:p>
      <text:p text:style-name="Preformatted_20_Text"><text:s text:c="16"/>dt[buffer] <text:s/>+= 1</text:p>
      <text:p text:style-name="Preformatted_20_Text"><text:s text:c="12"/>buffer = ''</text:p>
      <text:p text:style-name="Preformatted_20_Text"></text:p>
      <text:p text:style-name="Preformatted_20_Text"><text:s text:c="4"/>if not buffer in dt:</text:p>
      <text:p text:style-name="Preformatted_20_Text"><text:s text:c="8"/>dt[buffer] = 1</text:p>
      <text:p text:style-name="Preformatted_20_Text"><text:s text:c="4"/>else:</text:p>
      <text:p text:style-name="Preformatted_20_Text"><text:s text:c="8"/>dt[buffer] <text:s/>+= 1</text:p>
      <text:p text:style-name="Preformatted_20_Text"><text:s text:c="8"/></text:p>
      <text:p text:style-name="Preformatted_20_Text"><text:s text:c="4"/>return dt</text:p>
      <text:p text:style-name="Preformatted_20_Text"/>
      <text:p text:style-name="P1">OUTPUT:</text:p>
      <text:p text:style-name="P1"><text:tab/>1. Check Palindrome</text:p>
      <text:p text:style-name="P2">2. Standard name format</text:p>
      <text:p text:style-name="P2">3. Character Frequency</text:p>
      <text:p text:style-name="P2">4. find and replace word</text:p>
      <text:p text:style-name="P2">5. case change</text:p>
      <text:p text:style-name="P2">6. truncate space (remove extra spaces)</text:p>
      <text:p text:style-name="P2">7. ASCII converion</text:p>
      <text:p text:style-name="P2"><text:soft-page-break/>8. Anagram</text:p>
      <text:p text:style-name="P2">9. Word Frequency</text:p>
      <text:p text:style-name="P2">10. ASCII to INT</text:p>
      <text:p text:style-name="P2">11. Exit</text:p>
      <text:p text:style-name="P2">Enter Option : 9</text:p>
      <text:p text:style-name="P2">Enter a string : this is a string this is a string <text:s text:c="5"/></text:p>
      <text:p text:style-name="P2">word 'this' occured 2 times</text:p>
      <text:p text:style-name="P2">word 'is' occured 2 times</text:p>
      <text:p text:style-name="P2">word 'a' occured 2 times</text:p>
      <text:p text:style-name="P2">word 'string' occured 2 times</text:p>
      <text:p text:style-name="Preformatted_20_Text"></text:p>
      <text:p text:style-name="Preformatted_20_Text">def isanagram(st1, st2):</text:p>
      <text:p text:style-name="Preformatted_20_Text"><text:s text:c="4"/>return charFreq(st1) == charFreq(st2)</text:p>
      <text:p text:style-name="Preformatted_20_Text"/>
      <text:p text:style-name="Preformatted_20_Text"/>
      <text:p text:style-name="P1">OUTPUT:</text:p>
      <text:p text:style-name="P2">1. Check Palindrome</text:p>
      <text:p text:style-name="P2">2. Standard name format</text:p>
      <text:p text:style-name="P2">3. Character Frequency</text:p>
      <text:p text:style-name="P2">4. find and replace word</text:p>
      <text:p text:style-name="P2">5. case change</text:p>
      <text:p text:style-name="P2">6. truncate space (remove extra spaces)</text:p>
      <text:p text:style-name="P2">7. ASCII converion</text:p>
      <text:p text:style-name="P2">8. Anagram</text:p>
      <text:p text:style-name="P2">9. Word Frequency</text:p>
      <text:p text:style-name="P2">10. ASCII to INT</text:p>
      <text:p text:style-name="P2">11. Exit</text:p>
      <text:p text:style-name="P2">Enter Option : 8</text:p>
      <text:p text:style-name="P2">Enter a string : Hello <text:s/></text:p>
      <text:p text:style-name="P2">Enter another string : lleoH </text:p>
      <text:p text:style-name="P2">Yes, The strings are anagra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6T14:58:59.794542456</dc:date>
    <meta:editing-duration>PT16M55S</meta:editing-duration>
    <meta:editing-cycles>1</meta:editing-cycles>
    <meta:document-statistic meta:table-count="0" meta:image-count="0" meta:object-count="0" meta:page-count="2" meta:paragraph-count="88" meta:word-count="306" meta:character-count="1784" meta:non-whitespace-character-count="1293"/>
    <meta:generator>LibreOffice/7.5.8.2$Linux_X86_64 LibreOffice_project/50$Build-2</meta:generator>
  </office:meta>
</office:document-meta>
</file>